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173.91pt"/>
    </style:style>
    <style:style style:name="co3" style:family="table-column">
      <style:table-column-properties fo:break-before="auto" style:column-width="570.7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Easy_problem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opic: Array</text:p>
          </table:table-cell>
          <table:covered-table-cell table:style-name="ce1"/>
          <table:covered-table-cell table:number-columns-repeated="3" table:style-name="Default"/>
        </table:table-row>
        <table:table-row table:style-name="ro1">
          <table:table-cell table:style-name="ce2"/>
          <table:table-cell table:style-name="ce2" office:value-type="string" calcext:value-type="string">
            <text:p>Problem number</text:p>
          </table:table-cell>
          <table:table-cell table:style-name="ce2" office:value-type="string" calcext:value-type="string">
            <text:p>Problem name</text:p>
          </table:table-cell>
          <table:table-cell table:style-name="ce2" office:value-type="string" calcext:value-type="string">
            <text:p>Technique used to solve</text:p>
          </table:table-cell>
          <table:table-cell table:style-name="ce2" office:value-type="string" calcext:value-type="string">
            <text:p>Optimized: yes or 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wo Sum </text:p>
          </table:table-cell>
          <table:table-cell office:value-type="string" calcext:value-type="string">
            <text:p>Using two for loops: I, j / empty dict – if target – num in d; return d[target-num], I else d[num] = 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Single loop, replacing previous with next value, k coun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</text:p>
          </table:table-cell>
          <table:table-cell office:value-type="string" calcext:value-type="string">
            <text:p>While loop, remove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rch insert position</text:p>
          </table:table-cell>
          <table:table-cell office:value-type="string" calcext:value-type="string">
            <text:p>for loop, check for element bigger than target-get the index; else: return length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aximum subarray</text:p>
          </table:table-cell>
          <table:table-cell office:value-type="string" calcext:value-type="string">
            <text:p>if previous element positive, add element with current element and then max of arr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using power : digits[i] * pow(10, (len(digits)-1-i)) → 1000,100,10,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ingle number</text:p>
          </table:table-cell>
          <table:table-cell office:value-type="string" calcext:value-type="string">
            <text:p>Do xor with each elem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Also solvable by O2/ Create an empty dict. If not in dict, then return true or else false/ Make the list as a se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Merge sorted array</text:p>
          </table:table-cell>
          <table:table-cell office:value-type="string" calcext:value-type="string">
            <text:p>Need to check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Intersection of two arrays II</text:p>
          </table:table-cell>
          <table:table-cell office:value-type="string" calcext:value-type="string">
            <text:p>Create a dict, increment the count as per occurrence in first array; Check if element in dict and dict[element]&gt;0, append to l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Intersection of two arrays I</text:p>
          </table:table-cell>
          <table:table-cell office:value-type="string" calcext:value-type="string">
            <text:p>Make a set of both the arrays; Do and operation of both the s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Find Common Charact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15" calcext:value-type="float">
            <text:p>2215</text:p>
          </table:table-cell>
          <table:table-cell office:value-type="string" calcext:value-type="string">
            <text:p>Find the Difference of Two Arrays</text:p>
          </table:table-cell>
          <table:table-cell office:value-type="string" calcext:value-type="string">
            <text:p>Use ‘not in’ for both the arrays using 2 for loops – faster than 99% solutions 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Using two loops. Take last and second last element; subtract; if &lt;0 – ignore, if &gt; 0 append to list. Take max of list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<text:s/>First Unique Character in a String</text:p>
          </table:table-cell>
          <table:table-cell office:value-type="string" calcext:value-type="string">
            <text:p>Use dict to count the chars; for loop to pick the first element ==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For i in set(ransomNote):ransomNote.count(i) &gt; magazine.count(i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Valid Anagram</text:p>
          </table:table-cell>
          <table:table-cell office:value-type="string" calcext:value-type="string">
            <text:p>Check for lengh – Then loop each element and use count(element). If same then agagram or else n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id paranthesis</text:p>
          </table:table-cell>
          <table:table-cell office:value-type="string" calcext:value-type="string">
            <text:p>Make a dict with key and par as opening &amp; closing; d[stack.pop()] !=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Power of 3</text:p>
          </table:table-cell>
          <table:table-cell office:value-type="string" calcext:value-type="string">
            <text:p>N%3; n ) n/ 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everse String</text:p>
          </table:table-cell>
          <table:table-cell office:value-type="string" calcext:value-type="string">
            <text:p>i in range (len(s)-1,-1,-1): append s[i] and then pop 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Power of 4</text:p>
          </table:table-cell>
          <table:table-cell office:value-type="string" calcext:value-type="string">
            <text:p>N%4; n ) n/ 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Power of 2</text:p>
          </table:table-cell>
          <table:table-cell office:value-type="string" calcext:value-type="string">
            <text:p>N%2; n ) n/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FizzBuzz</text:p>
          </table:table-cell>
          <table:table-cell office:value-type="string" calcext:value-type="string">
            <text:p>if, elif, el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ve zeros</text:p>
          </table:table-cell>
          <table:table-cell office:value-type="string" calcext:value-type="string">
            <text:p>I= 0; j in range(len(nums)): if nums[j]!=0; nums[i], nums[j] = nums[j], nums[i]; i+=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missing number </text:p>
          </table:table-cell>
          <table:table-cell office:value-type="string" calcext:value-type="string">
            <text:p>n*n+1/2: Sum of n number – given list = differe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Majority element</text:p>
          </table:table-cell>
          <table:table-cell office:value-type="string" calcext:value-type="string">
            <text:p>Create a dict; for loop; if I not in dictn then dict[i] = 1 else dict[i]+=1 – Lastly, get key of max value: max(d,key=d.get) 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 table:number-rows-repeated="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6">00/00/0000</text:date>, <text:time style:data-style-name="N2" text:time-value="09:44:17.764856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5T17:12:41.464003499</meta:creation-date>
    <dc:date>2022-04-16T14:02:15.862086471</dc:date>
    <meta:editing-duration>P1DT1H40M21S</meta:editing-duration>
    <meta:editing-cycles>52</meta:editing-cycles>
    <meta:generator>LibreOffice/5.1.6.2$Linux_X86_64 LibreOffice_project/10m0$Build-2</meta:generator>
    <meta:document-statistic meta:table-count="1" meta:cell-count="111" meta:object-count="0"/>
  </office:meta>
</office:document-meta>
</file>